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09cm" fo:min-width="4.07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655cm" fo:min-width="4.19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655cm" fo:min-width="5.08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655cm" fo:min-width="5.59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655cm" fo:min-width="5.34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159cm" svg:x="11.541cm" svg:y="3.413cm">
          <text:p text:style-name="P1">foaf:Ag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99cm" svg:height="1.905cm" svg:x="7.35cm" svg:y="5.953cm">
          <text:p text:style-name="P1">foaf:Person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588cm" svg:height="1.905cm" svg:x="15.224cm" svg:y="5.953cm">
          <text:p text:style-name="P1">org:Organiza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4.699cm" svg:height="1.905cm" svg:x="2.397cm" svg:y="9.382cm">
          <text:p text:style-name="P3"><text:span text:style-name="T1">lobby:</text:span></text:p>
          <text:p text:style-name="P3"><text:span text:style-name="T1">CharityOrgan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096cm" svg:height="1.905cm" svg:x="8.112cm" svg:y="9.382cm">
          <text:p text:style-name="P3"><text:span text:style-name="T1">lobby:</text:span></text:p>
          <text:p text:style-name="P3"><text:span text:style-name="T1">EducationalOrgan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5.588cm" svg:height="1.905cm" svg:x="15.351cm" svg:y="9.382cm">
          <text:p text:style-name="P3"><text:span text:style-name="T1">lobby:</text:span></text:p>
          <text:p text:style-name="P3"><text:span text:style-name="T1">HealthOrganiz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5.842cm" svg:height="1.905cm" svg:x="21.828cm" svg:y="9.382cm">
          <text:p text:style-name="P3"><text:span text:style-name="T1">lobby:</text:span></text:p>
          <text:p text:style-name="P3"><text:span text:style-name="T1">InfrastructureOrgan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5.588cm" svg:height="1.905cm" svg:x="15.351cm" svg:y="12.43cm">
          <text:p text:style-name="P3"><text:span text:style-name="T1">lobby:</text:span></text:p>
          <text:p text:style-name="P3"><text:span text:style-name="T1">LobbyOrgan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5.588cm" svg:height="1.905cm" svg:x="1.762cm" svg:y="12.43cm">
          <text:p text:style-name="P3"><text:span text:style-name="T1">lobby:</text:span></text:p>
          <text:p text:style-name="P3"><text:span text:style-name="T1">NGOOrgan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.588cm" svg:height="1.905cm" svg:x="21.828cm" svg:y="12.43cm">
          <text:p text:style-name="P3"><text:span text:style-name="T1">lobby:</text:span></text:p>
          <text:p text:style-name="P3"><text:span text:style-name="T1">PoliticalOrgan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5.588cm" svg:height="1.905cm" svg:x="8.366cm" svg:y="12.43cm">
          <text:p text:style-name="P3"><text:span text:style-name="T1">lobby:</text:span></text:p>
          <text:p text:style-name="P3"><text:span text:style-name="T1">PrivateOrganiz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541cm" svg:y1="4.492cm" svg:x2="9.699cm" svg:y2="5.953cm" draw:start-shape="id1" draw:start-glue-point="3" draw:end-shape="id2" svg:d="M11541 4492h-1842v1461" svg:viewBox="0 0 1843 1462">
          <text:p/>
        </draw:connector>
        <draw:connector draw:style-name="gr6" draw:text-style-name="P1" draw:layer="layout" svg:x1="16.113cm" svg:y1="4.492cm" svg:x2="18.018cm" svg:y2="5.953cm" draw:start-shape="id1" draw:start-glue-point="1" draw:end-shape="id3" draw:end-glue-point="0" svg:d="M16113 4492h1905v1461" svg:viewBox="0 0 1906 1462">
          <text:p/>
        </draw:connector>
        <draw:connector draw:style-name="gr6" draw:text-style-name="P1" draw:layer="layout" svg:x1="18.018cm" svg:y1="7.858cm" svg:x2="24.749cm" svg:y2="9.382cm" draw:start-shape="id3" draw:start-glue-point="2" draw:end-shape="id4" draw:end-glue-point="0" svg:d="M18018 7858v761h6731v763" svg:viewBox="0 0 6732 1525">
          <text:p/>
        </draw:connector>
        <draw:custom-shape draw:style-name="gr7" draw:text-style-name="P2" xml:id="id5" draw:id="id5" draw:layer="layout" svg:width="0.001cm" svg:height="0.127cm" svg:x="21.447cm" svg:y="11.668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-1.142cm" svg:x1="18.018cm" svg:y1="7.858cm" svg:x2="21.447cm" svg:y2="11.668cm" draw:start-shape="id3" draw:start-glue-point="2" draw:end-shape="id5" draw:end-glue-point="0" svg:d="M18018 7858v762h3429v3048" svg:viewBox="0 0 3430 3811">
          <text:p/>
        </draw:connector>
        <draw:connector draw:style-name="gr8" draw:text-style-name="P2" draw:layer="layout" svg:x1="21.447cm" svg:y1="11.795cm" svg:x2="24.622cm" svg:y2="12.43cm" draw:start-shape="id5" draw:start-glue-point="2" draw:end-shape="id6" draw:end-glue-point="0" svg:d="M21447 11795h3175v635" svg:viewBox="0 0 3176 636">
          <text:p/>
        </draw:connector>
        <draw:connector draw:style-name="gr8" draw:text-style-name="P2" draw:layer="layout" svg:x1="21.447cm" svg:y1="11.795cm" svg:x2="18.145cm" svg:y2="12.43cm" draw:start-shape="id5" draw:start-glue-point="2" draw:end-shape="id7" draw:end-glue-point="0" svg:d="M21447 11795h-3302v635" svg:viewBox="0 0 3303 636">
          <text:p/>
        </draw:connector>
        <draw:connector draw:style-name="gr8" draw:text-style-name="P2" draw:layer="layout" svg:x1="18.018cm" svg:y1="7.858cm" svg:x2="18.145cm" svg:y2="9.382cm" draw:start-shape="id3" draw:start-glue-point="2" draw:end-shape="id8" draw:end-glue-point="0" svg:d="M18018 7858v761h127v763" svg:viewBox="0 0 128 1525">
          <text:p/>
        </draw:connector>
        <draw:connector draw:style-name="gr8" draw:text-style-name="P2" draw:layer="layout" svg:x1="18.018cm" svg:y1="7.858cm" svg:x2="11.16cm" svg:y2="9.382cm" draw:start-shape="id3" draw:start-glue-point="2" draw:end-shape="id9" svg:d="M18018 7858v761h-6858v763" svg:viewBox="0 0 6859 1525">
          <text:p/>
        </draw:connector>
        <draw:connector draw:style-name="gr8" draw:text-style-name="P2" draw:layer="layout" svg:x1="18.018cm" svg:y1="7.858cm" svg:x2="4.746cm" svg:y2="9.382cm" draw:start-shape="id3" draw:start-glue-point="2" draw:end-shape="id10" svg:d="M18018 7858v761h-13272v763" svg:viewBox="0 0 13273 1525">
          <text:p/>
        </draw:connector>
        <draw:custom-shape draw:style-name="gr7" draw:text-style-name="P2" xml:id="id11" draw:id="id11" draw:layer="layout" svg:width="0.127cm" svg:height="0.001cm" svg:x="7.604cm" svg:y="11.795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-1.206cm" svg:x1="18.018cm" svg:y1="7.858cm" svg:x2="7.731cm" svg:y2="11.795cm" draw:start-shape="id3" draw:start-glue-point="2" draw:end-shape="id11" draw:end-glue-point="1" svg:d="M18018 7858v762h-10287v3175" svg:viewBox="0 0 10288 3938">
          <text:p/>
        </draw:connector>
        <draw:connector draw:style-name="gr8" draw:text-style-name="P2" draw:layer="layout" draw:line-skew="0.502cm" svg:x1="7.731cm" svg:y1="11.795cm" svg:x2="4.556cm" svg:y2="12.43cm" draw:start-shape="id11" draw:start-glue-point="1" draw:end-shape="id12" draw:end-glue-point="0" svg:d="M7731 11795h-3175v635" svg:viewBox="0 0 3176 636">
          <text:p/>
        </draw:connector>
        <draw:connector draw:style-name="gr8" draw:text-style-name="P2" draw:layer="layout" svg:x1="7.731cm" svg:y1="11.795cm" svg:x2="11.16cm" svg:y2="12.43cm" draw:start-shape="id11" draw:start-glue-point="1" draw:end-shape="id13" draw:end-glue-point="0" svg:d="M7731 11795h3429v635" svg:viewBox="0 0 3430 636">
          <text:p/>
        </draw:connector>
        <draw:custom-shape draw:style-name="gr3" draw:text-style-name="P4" xml:id="id14" draw:id="id14" draw:layer="layout" svg:width="5.588cm" svg:height="1.905cm" svg:x="4.175cm" svg:y="16.494cm">
          <text:p text:style-name="P3"><text:span text:style-name="T1">lobby:</text:span></text:p>
          <text:p text:style-name="P3"><text:span text:style-name="T1">CountyCounci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5.588cm" svg:height="1.905cm" svg:x="12.176cm" svg:y="16.494cm">
          <text:p text:style-name="P3"><text:span text:style-name="T1">lobby:</text:span></text:p>
          <text:p text:style-name="P3"><text:span text:style-name="T1">PoliticalPar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5.588cm" svg:height="1.905cm" svg:x="20.177cm" svg:y="16.494cm">
          <text:p text:style-name="P3"><text:span text:style-name="T1">lobby:</text:span></text:p>
          <text:p text:style-name="P3"><text:span text:style-name="T1">StateMedia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4.622cm" svg:y1="14.335cm" svg:x2="6.969cm" svg:y2="16.494cm" draw:start-shape="id6" draw:start-glue-point="2" draw:end-shape="id14" draw:end-glue-point="0" svg:d="M24622 14335v1079h-17653v1080" svg:viewBox="0 0 17654 2160">
          <text:p/>
        </draw:connector>
        <draw:connector draw:style-name="gr8" draw:text-style-name="P2" draw:layer="layout" svg:x1="24.622cm" svg:y1="14.335cm" svg:x2="14.97cm" svg:y2="16.494cm" draw:start-shape="id6" draw:start-glue-point="2" draw:end-shape="id15" draw:end-glue-point="0" svg:d="M24622 14335v1079h-9652v1080" svg:viewBox="0 0 9653 2160">
          <text:p/>
        </draw:connector>
        <draw:connector draw:style-name="gr8" draw:text-style-name="P2" draw:layer="layout" svg:x1="24.622cm" svg:y1="14.335cm" svg:x2="22.971cm" svg:y2="16.494cm" draw:start-shape="id6" draw:start-glue-point="2" draw:end-shape="id16" draw:end-glue-point="0" svg:d="M24622 14335v1079h-1651v1080" svg:viewBox="0 0 1652 2160">
          <text:p/>
        </draw:connector>
        <draw:custom-shape draw:style-name="gr3" draw:text-style-name="P4" xml:id="id17" draw:id="id17" draw:layer="layout" svg:width="5.588cm" svg:height="1.905cm" svg:x="21.066cm" svg:y="2.397cm">
          <text:p text:style-name="P3"><text:span text:style-name="T1">lobby:</text:span></text:p>
          <text:p text:style-name="P3"><text:span text:style-name="T1">Donation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20.812cm" svg:y1="6.905cm" svg:x2="23.86cm" svg:y2="4.302cm" draw:start-shape="id3" draw:start-glue-point="1" draw:end-shape="id17" svg:d="M20812 6905c2032 0 3048-867 3048-2603" svg:viewBox="0 0 3049 2604">
          <text:p text:style-name="P1"><text:span text:style-name="T2"><text:s text:c="4"/></text:span><text:span text:style-name="T2">donates</text:span></text:p>
        </draw:connector>
        <draw:connector draw:style-name="gr10" draw:text-style-name="P2" draw:layer="layout" draw:type="curve" svg:x1="26.654cm" svg:y1="3.349cm" svg:x2="27.416cm" svg:y2="13.382cm" draw:start-shape="id17" draw:start-glue-point="1" draw:end-shape="id6" draw:end-glue-point="1" svg:d="M26654 3349c1894 0 1513 10033 762 10033" svg:viewBox="0 0 1379 10034">
          <text:p/>
        </draw:connector>
        <draw:frame draw:style-name="gr11" draw:text-style-name="P6" draw:layer="layout" svg:width="2.204cm" svg:height="0.763cm" svg:x="25.72cm" svg:y="6.46cm">
          <draw:text-box>
            <text:p><text:span text:style-name="T2">receives</text:span></text:p>
          </draw:text-box>
        </draw:frame>
      </draw:page>
      <draw:page draw:name="page2" draw:style-name="dp1" draw:master-page-name="Default">
        <draw:custom-shape draw:style-name="gr3" draw:text-style-name="P4" xml:id="id18" draw:id="id18" draw:layer="layout" svg:width="5.588cm" svg:height="1.905cm" svg:x="11.16cm" svg:y="3.667cm">
          <text:p text:style-name="P3"><text:span text:style-name="T1">lobby:</text:span></text:p>
          <text:p text:style-name="P3"><text:span text:style-name="T1">PrivateOrgan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" draw:id="id19" draw:layer="layout" svg:width="5.588cm" svg:height="1.905cm" svg:x="11.16cm" svg:y="6.715cm">
          <text:p text:style-name="P3"><text:span text:style-name="T1">lobby:</text:span></text:p>
          <text:p text:style-name="P3"><text:span text:style-name="T1">Corpo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" draw:id="id20" draw:layer="layout" svg:width="5.588cm" svg:height="1.905cm" svg:x="4.556cm" svg:y="9.382cm">
          <text:p text:style-name="P3"><text:span text:style-name="T1">lobby:</text:span></text:p>
          <text:p text:style-name="P3"><text:span text:style-name="T1">ArmsCorpo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5.588cm" svg:height="1.905cm" svg:x="11.033cm" svg:y="9.382cm">
          <text:p text:style-name="P3"><text:span text:style-name="T1">lobby:</text:span></text:p>
          <text:p text:style-name="P3"><text:span text:style-name="T1">ConstructionCorp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2" draw:id="id22" draw:layer="layout" svg:width="5.588cm" svg:height="1.905cm" svg:x="17.637cm" svg:y="9.382cm">
          <text:p text:style-name="P3"><text:span text:style-name="T1">lobby:</text:span></text:p>
          <text:p text:style-name="P3"><text:span text:style-name="T1">FinancialCorpo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5.588cm" svg:height="1.905cm" svg:x="4.556cm" svg:y="12.557cm">
          <text:p text:style-name="P3"><text:span text:style-name="T1">lobby:</text:span></text:p>
          <text:p text:style-name="P3"><text:span text:style-name="T1">ManufactureCorpo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" draw:id="id25" draw:layer="layout" svg:width="5.588cm" svg:height="1.905cm" svg:x="11.033cm" svg:y="12.557cm">
          <text:p text:style-name="P3"><text:span text:style-name="T1">lobby:</text:span></text:p>
          <text:p text:style-name="P3"><text:span text:style-name="T1">MediaCorpo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5.588cm" svg:height="1.905cm" svg:x="17.637cm" svg:y="12.557cm">
          <text:p text:style-name="P3"><text:span text:style-name="T1">lobby:</text:span></text:p>
          <text:p text:style-name="P3"><text:span text:style-name="T1">RealEstateCorpo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" draw:id="id27" draw:layer="layout" svg:width="5.588cm" svg:height="1.905cm" svg:x="11.033cm" svg:y="15.732cm">
          <text:p text:style-name="P3"><text:span text:style-name="T1">lobby:</text:span></text:p>
          <text:p text:style-name="P3"><text:span text:style-name="T1">TradingCorporation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3.954cm" svg:y1="5.572cm" svg:x2="13.954cm" svg:y2="6.715cm" draw:start-shape="id18" draw:start-glue-point="2" draw:end-shape="id19" draw:end-glue-point="0" svg:d="M13954 5572v1143" svg:viewBox="0 0 1 1144">
          <text:p/>
        </draw:connector>
        <draw:custom-shape draw:style-name="gr7" draw:text-style-name="P2" xml:id="id23" draw:id="id23" draw:layer="layout" svg:width="0.127cm" svg:height="0.001cm" svg:x="10.525cm" svg:y="12.049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-0.246cm" svg:x1="13.954cm" svg:y1="8.62cm" svg:x2="7.35cm" svg:y2="9.382cm" draw:start-shape="id19" draw:start-glue-point="2" draw:end-shape="id20" draw:end-glue-point="0" svg:d="M13954 8620v254h-3302v6h-3302v502" svg:viewBox="0 0 6605 763">
          <text:p/>
        </draw:connector>
        <draw:connector draw:style-name="gr8" draw:text-style-name="P2" draw:layer="layout" svg:x1="13.954cm" svg:y1="8.62cm" svg:x2="13.827cm" svg:y2="9.382cm" draw:start-shape="id19" draw:start-glue-point="2" draw:end-shape="id21" draw:end-glue-point="0" svg:d="M13954 8620v380h-127v382" svg:viewBox="0 0 128 763">
          <text:p/>
        </draw:connector>
        <draw:connector draw:style-name="gr8" draw:text-style-name="P2" draw:layer="layout" draw:line-skew="-2.913cm -3.549cm" svg:x1="13.954cm" svg:y1="8.62cm" svg:x2="20.431cm" svg:y2="9.382cm" draw:start-shape="id19" draw:start-glue-point="2" draw:end-shape="id22" draw:end-glue-point="0" svg:d="M13954 8620v254h6223v6h254v502" svg:viewBox="0 0 6478 763">
          <text:p/>
        </draw:connector>
        <draw:connector draw:style-name="gr8" draw:text-style-name="P2" draw:layer="layout" draw:line-skew="-1.46cm" svg:x1="13.954cm" svg:y1="8.62cm" svg:x2="10.525cm" svg:y2="12.049cm" draw:start-shape="id19" draw:start-glue-point="2" draw:end-shape="id23" draw:end-glue-point="3" svg:d="M13954 8620v254h-3429v3175" svg:viewBox="0 0 3430 3430">
          <text:p/>
        </draw:connector>
        <draw:connector draw:style-name="gr8" draw:text-style-name="P2" draw:layer="layout" draw:line-skew="0.502cm" svg:x1="10.652cm" svg:y1="12.049cm" svg:x2="7.35cm" svg:y2="12.557cm" draw:start-shape="id23" draw:start-glue-point="1" draw:end-shape="id24" draw:end-glue-point="0" svg:d="M10652 12049h-3302v508" svg:viewBox="0 0 3303 509">
          <text:p/>
        </draw:connector>
        <draw:connector draw:style-name="gr8" draw:text-style-name="P2" draw:layer="layout" draw:line-skew="0.502cm" svg:x1="10.525cm" svg:y1="12.049cm" svg:x2="13.827cm" svg:y2="12.557cm" draw:start-shape="id23" draw:start-glue-point="3" draw:end-shape="id25" draw:end-glue-point="0" svg:d="M10525 12049h3302v508" svg:viewBox="0 0 3303 509">
          <text:p/>
        </draw:connector>
        <draw:connector draw:style-name="gr8" draw:text-style-name="P2" draw:layer="layout" svg:x1="10.588cm" svg:y1="12.05cm" svg:x2="20.431cm" svg:y2="12.557cm" draw:start-shape="id23" draw:start-glue-point="2" draw:end-shape="id26" draw:end-glue-point="0" svg:d="M10588 12050h9843v507" svg:viewBox="0 0 9844 508">
          <text:p/>
        </draw:connector>
        <draw:connector draw:style-name="gr8" draw:text-style-name="P2" draw:layer="layout" svg:x1="10.525cm" svg:y1="12.049cm" svg:x2="11.033cm" svg:y2="16.684cm" draw:start-shape="id23" draw:start-glue-point="3" draw:end-shape="id27" draw:end-glue-point="3" svg:d="M10525 12049v4635h508" svg:viewBox="0 0 509 4636">
          <text:p/>
        </draw:connector>
      </draw:page>
      <draw:page draw:name="page3" draw:style-name="dp1" draw:master-page-name="Default">
        <draw:custom-shape draw:style-name="gr3" draw:text-style-name="P4" xml:id="id28" draw:id="id28" draw:layer="layout" svg:width="5.588cm" svg:height="1.905cm" svg:x="11.922cm" svg:y="2.524cm">
          <text:p text:style-name="P3"><text:span text:style-name="T1">org:</text:span></text:p>
          <text:p text:style-name="P3"><text:span text:style-name="T1">member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" draw:id="id29" draw:layer="layout" svg:width="5.588cm" svg:height="1.905cm" svg:x="19.161cm" svg:y="2.524cm">
          <text:p text:style-name="P3"><text:span text:style-name="T1">rdf:</text:span></text:p>
          <text:p text:style-name="P3"><text:span text:style-name="T1">Property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7.51cm" svg:y1="3.476cm" svg:x2="19.161cm" svg:y2="3.476cm" draw:start-shape="id28" draw:start-glue-point="1" draw:end-shape="id29" draw:end-glue-point="3" svg:d="M17510 3476h1651" svg:viewBox="0 0 1652 1">
          <text:p text:style-name="P1"/>
        </draw:connector>
        <draw:frame draw:style-name="gr11" draw:text-style-name="P7" draw:layer="layout" svg:width="0.502cm" svg:height="1.195cm" svg:x="17.891cm" svg:y="3.032cm">
          <draw:text-box>
            <text:p/>
          </draw:text-box>
        </draw:frame>
        <draw:frame draw:style-name="gr11" draw:text-style-name="P7" draw:layer="layout" svg:width="0.853cm" svg:height="0.962cm" svg:x="17.891cm" svg:y="2.524cm">
          <draw:text-box>
            <text:p>a</text:p>
          </draw:text-box>
        </draw:frame>
        <draw:custom-shape draw:style-name="gr3" draw:text-style-name="P4" xml:id="id30" draw:id="id30" draw:layer="layout" svg:width="5.588cm" svg:height="1.905cm" svg:x="5.445cm" svg:y="6.842cm">
          <text:p text:style-name="P3"><text:span text:style-name="T1">lobby:</text:span></text:p>
          <text:p text:style-name="P3"><text:span text:style-name="T1">advisoryMember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" draw:id="id31" draw:layer="layout" svg:width="5.588cm" svg:height="1.905cm" svg:x="12.176cm" svg:y="6.715cm">
          <text:p text:style-name="P3"><text:span text:style-name="T1">lobby:</text:span></text:p>
          <text:p text:style-name="P3"><text:span text:style-name="T1">countyCouncilMember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" draw:id="id32" draw:layer="layout" svg:width="5.588cm" svg:height="1.905cm" svg:x="19.542cm" svg:y="6.715cm">
          <text:p text:style-name="P3"><text:span text:style-name="T1">lobby:</text:span></text:p>
          <text:p text:style-name="P3"><text:span text:style-name="T1">deputyMember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" draw:id="id35" draw:layer="layout" svg:width="5.588cm" svg:height="1.905cm" svg:x="5.572cm" svg:y="9.509cm">
          <text:p text:style-name="P3"><text:span text:style-name="T1">lobby:</text:span></text:p>
          <text:p text:style-name="P3"><text:span text:style-name="T1">fullMember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" draw:id="id36" draw:layer="layout" svg:width="5.588cm" svg:height="1.905cm" svg:x="12.303cm" svg:y="9.509cm">
          <text:p text:style-name="P3"><text:span text:style-name="T1">lobby:</text:span></text:p>
          <text:p text:style-name="P3"><text:span text:style-name="T1">employee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" draw:id="id38" draw:layer="layout" svg:width="5.588cm" svg:height="1.905cm" svg:x="19.542cm" svg:y="9.382cm">
          <text:p text:style-name="P3"><text:span text:style-name="T1">lobby:</text:span></text:p>
          <text:p text:style-name="P3"><text:span text:style-name="T1">kuratoriumMember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5.588cm" svg:height="1.905cm" svg:x="5.572cm" svg:y="12.049cm">
          <text:p text:style-name="P3"><text:span text:style-name="T1">lobby:</text:span></text:p>
          <text:p text:style-name="P3"><text:span text:style-name="T1">mediaAdvisoryMember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" draw:id="id39" draw:layer="layout" svg:width="5.588cm" svg:height="1.905cm" svg:x="19.524cm" svg:y="12.097cm">
          <text:p text:style-name="P3"><text:span text:style-name="T1">lobby:</text:span></text:p>
          <text:p text:style-name="P3"><text:span text:style-name="T1">secretary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" draw:id="id40" draw:layer="layout" svg:width="5.588cm" svg:height="1.905cm" svg:x="6.08cm" svg:y="15.732cm">
          <text:p text:style-name="P3"><text:span text:style-name="T1">lobby:</text:span></text:p>
          <text:p text:style-name="P3"><text:span text:style-name="T1">executive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" draw:id="id41" draw:layer="layout" svg:width="5.588cm" svg:height="1.905cm" svg:x="12.64cm" svg:y="15.755cm">
          <text:p text:style-name="P3"><text:span text:style-name="T1">lobby:</text:span></text:p>
          <text:p text:style-name="P3"><text:span text:style-name="T1">presidentO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5.588cm" svg:height="1.905cm" svg:x="19.288cm" svg:y="15.732cm">
          <text:p text:style-name="P3"><text:span text:style-name="T1">lobby:</text:span></text:p>
          <text:p text:style-name="P3"><text:span text:style-name="T1">superVisoryMemberOf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716cm" svg:y1="4.429cm" svg:x2="8.239cm" svg:y2="6.842cm" draw:start-shape="id28" draw:start-glue-point="2" draw:end-shape="id30" draw:end-glue-point="0" svg:d="M14716 4429v1206h-6477v1207" svg:viewBox="0 0 6478 2414">
          <text:p/>
        </draw:connector>
        <draw:connector draw:style-name="gr8" draw:text-style-name="P2" draw:layer="layout" svg:x1="14.716cm" svg:y1="4.429cm" svg:x2="14.97cm" svg:y2="6.715cm" draw:start-shape="id28" draw:start-glue-point="2" draw:end-shape="id31" draw:end-glue-point="0" svg:d="M14716 4429v1142h254v1144" svg:viewBox="0 0 255 2287">
          <text:p/>
        </draw:connector>
        <draw:connector draw:style-name="gr8" draw:text-style-name="P2" draw:layer="layout" svg:x1="14.716cm" svg:y1="4.429cm" svg:x2="22.336cm" svg:y2="6.715cm" draw:start-shape="id28" draw:start-glue-point="2" draw:end-shape="id32" draw:end-glue-point="0" svg:d="M14716 4429v1142h7620v1144" svg:viewBox="0 0 7621 2287">
          <text:p/>
        </draw:connector>
        <draw:custom-shape draw:style-name="gr7" draw:text-style-name="P2" xml:id="id33" draw:id="id33" draw:layer="layout" svg:width="0.254cm" svg:height="0.127cm" svg:x="11.541cm" svg:y="9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34" draw:id="id34" draw:layer="layout" svg:width="0.127cm" svg:height="0.127cm" svg:x="18.526cm" svg:y="9.001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-1.142cm" svg:x1="14.716cm" svg:y1="4.429cm" svg:x2="11.668cm" svg:y2="9.001cm" draw:start-shape="id28" draw:start-glue-point="2" draw:end-shape="id33" draw:end-glue-point="0" svg:d="M14716 4429v1143h-3048v3429" svg:viewBox="0 0 3049 4573">
          <text:p/>
        </draw:connector>
        <draw:connector draw:style-name="gr8" draw:text-style-name="P2" draw:layer="layout" draw:line-skew="-1.142cm" svg:x1="14.716cm" svg:y1="4.429cm" svg:x2="18.589cm" svg:y2="9.001cm" draw:start-shape="id28" draw:start-glue-point="2" draw:end-shape="id34" draw:end-glue-point="0" svg:d="M14716 4429v1143h3873v3429" svg:viewBox="0 0 3874 4573">
          <text:p/>
        </draw:connector>
        <draw:connector draw:style-name="gr8" draw:text-style-name="P2" draw:layer="layout" svg:x1="11.541cm" svg:y1="9.064cm" svg:x2="8.366cm" svg:y2="9.509cm" draw:start-shape="id33" draw:start-glue-point="3" draw:end-shape="id35" draw:end-glue-point="0" svg:d="M11541 9064h-3175v445" svg:viewBox="0 0 3176 446">
          <text:p/>
        </draw:connector>
        <draw:connector draw:style-name="gr8" draw:text-style-name="P2" draw:layer="layout" draw:line-skew="0.502cm" svg:x1="11.668cm" svg:y1="9.001cm" svg:x2="15.097cm" svg:y2="9.509cm" draw:start-shape="id33" draw:start-glue-point="0" draw:end-shape="id36" draw:end-glue-point="0" svg:d="M11668 9001h3429v508" svg:viewBox="0 0 3430 509">
          <text:p/>
        </draw:connector>
        <draw:connector draw:style-name="gr8" draw:text-style-name="P2" draw:layer="layout" draw:line-skew="0.628cm" svg:x1="11.541cm" svg:y1="9.064cm" svg:x2="11.16cm" svg:y2="13.001cm" draw:start-shape="id33" draw:start-glue-point="3" draw:end-shape="id37" draw:end-glue-point="1" svg:d="M11541 9064h127v1524h7v2413h-515" svg:viewBox="0 0 516 3938">
          <text:p/>
        </draw:connector>
        <draw:connector draw:style-name="gr8" draw:text-style-name="P2" draw:layer="layout" draw:line-skew="-0.627cm -0.881cm 0.502cm" svg:x1="18.589cm" svg:y1="9.128cm" svg:x2="15.097cm" svg:y2="9.509cm" draw:start-shape="id34" draw:start-glue-point="2" draw:end-shape="id36" draw:end-glue-point="0" svg:d="M18589 9128v-127h-317-3175v508" svg:viewBox="0 0 3493 509">
          <text:p/>
        </draw:connector>
        <draw:connector draw:style-name="gr8" draw:text-style-name="P2" draw:layer="layout" draw:line-skew="-0.627cm 0cm 0.502cm" svg:x1="18.589cm" svg:y1="9.128cm" svg:x2="22.336cm" svg:y2="9.382cm" draw:start-shape="id34" draw:start-glue-point="2" draw:end-shape="id38" draw:end-glue-point="0" svg:d="M18589 9128v-127h-565 4312v381" svg:viewBox="0 0 4313 382">
          <text:p/>
        </draw:connector>
        <draw:connector draw:style-name="gr8" draw:text-style-name="P2" draw:layer="layout" draw:line-skew="-0.5cm 0cm -0.37cm" svg:x1="18.653cm" svg:y1="9.064cm" svg:x2="19.524cm" svg:y2="13.049cm" draw:start-shape="id34" draw:start-glue-point="1" draw:end-shape="id39" draw:end-glue-point="3" svg:d="M18653 9064v1548 2437h871" svg:viewBox="0 0 872 3986">
          <text:p/>
        </draw:connector>
        <draw:connector draw:style-name="gr8" draw:text-style-name="P2" draw:layer="layout" draw:line-skew="1.017cm" svg:x1="15.097cm" svg:y1="11.414cm" svg:x2="8.874cm" svg:y2="15.732cm" draw:start-shape="id36" draw:start-glue-point="2" draw:end-shape="id40" svg:d="M15097 11414v3175h-6223v1143" svg:viewBox="0 0 6224 4319">
          <text:p/>
        </draw:connector>
        <draw:connector draw:style-name="gr8" draw:text-style-name="P2" draw:layer="layout" draw:line-skew="1.005cm" svg:x1="15.097cm" svg:y1="11.414cm" svg:x2="15.434cm" svg:y2="15.755cm" draw:start-shape="id36" draw:start-glue-point="2" draw:end-shape="id41" draw:end-glue-point="0" svg:d="M15097 11414v3175h337v1166" svg:viewBox="0 0 338 4342">
          <text:p/>
        </draw:connector>
        <draw:connector draw:style-name="gr8" draw:text-style-name="P2" draw:layer="layout" draw:line-skew="1.017cm" svg:x1="15.097cm" svg:y1="11.414cm" svg:x2="22.082cm" svg:y2="15.732cm" draw:start-shape="id36" draw:start-glue-point="2" draw:end-shape="id42" draw:end-glue-point="0" svg:d="M15097 11414v3175h6985v1143" svg:viewBox="0 0 6986 4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2T11:11:25.816928173</meta:creation-date>
    <dc:date>2015-11-02T11:41:37.526193996</dc:date>
    <meta:editing-duration>PT30M10S</meta:editing-duration>
    <meta:editing-cycles>6</meta:editing-cycles>
    <meta:generator>LibreOffice/4.4.2.2$Linux_X86_64 LibreOffice_project/40m0$Build-2</meta:generator>
    <meta:document-statistic meta:object-count="86"/>
  </office:meta>
</office:document-meta>
</file>